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8.43pt" svg:y="104.49pt">
            <loext:p draw:notify-on-update-of-ranges="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80.42pt" svg:y="97.71pt">
            <loext:p draw:notify-on-update-of-ranges="Sheet1.D2:Sheet1.D6 Sheet1.E1:Sheet1.E1 Sheet1.E2:Sheet1.E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oss probability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window siz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25229.77" calcext:value-type="float">
            <text:p>225229.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486.778" calcext:value-type="float">
            <text:p>167486.77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3321.607" calcext:value-type="float">
            <text:p>203321.6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1448.469" calcext:value-type="float">
            <text:p>311448.46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2395.056" calcext:value-type="float">
            <text:p>162395.0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76130.512" calcext:value-type="float">
            <text:p>376130.51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9701.36" calcext:value-type="float">
            <text:p>139701.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51736.568" calcext:value-type="float">
            <text:p>551736.56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2277.002" calcext:value-type="float">
            <text:p>92277.0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08911.341" calcext:value-type="float">
            <text:p>608911.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6:10:13.657421437</meta:creation-date>
    <dc:date>2018-05-18T16:31:19.582637163</dc:date>
    <meta:editing-duration>PT1S</meta:editing-duration>
    <meta:editing-cycles>1</meta:editing-cycles>
    <meta:document-statistic meta:table-count="1" meta:cell-count="24" meta:object-count="2"/>
    <meta:generator>LibreOffice/5.4.1.2$Linux_X86_64 LibreOffice_project/ea7cb86e6eeb2bf3a5af73a8f7777ac57032152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5cm" chart:style-name="ch2">
          <text:p>Throughout</text:p>
        </chart:title>
        <chart:legend chart:legend-position="end" svg:x="13.042cm" svg:y="4.227cm" style:legend-expansion="high" chart:style-name="ch3"/>
        <chart:plot-area chart:style-name="ch4" table:cell-range-address="Sheet1.A1:Sheet1.B6" chart:data-source-has-labels="both" svg:x="1.279cm" svg:y="1.248cm" svg:width="11.443cm" svg:height="6.643cm">
          <chartooo:coordinate-region svg:x="2.641cm" svg:y="1.421cm" svg:width="9.749cm" svg:height="5.876cm"/>
          <chart:axis chart:dimension="x" chart:name="primary-x" chart:style-name="ch5" chartooo:axis-type="auto">
            <chartooo:date-scale/>
            <chart:title svg:x="5.792cm" svg:y="8.071cm" chart:style-name="ch6">
              <text:p>Loss Probability</text:p>
            </chart:title>
            <chart:categories table:cell-range-address="Sheet1.A2:Sheet1.A6"/>
          </chart:axis>
          <chart:axis chart:dimension="y" chart:name="primary-y" chart:style-name="ch5">
            <chart:title svg:x="0.451cm" svg:y="5.394cm" chart:style-name="ch7">
              <text:p>Bytes / sec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2:Sheet1.A6</svg:desc>
                </draw:g>
              </table:table-cell>
              <table:table-cell office:value-type="float" office:value="225229.77">
                <text:p>225229.77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203321.607">
                <text:p>203321.60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62395.056">
                <text:p>162395.056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39701.36">
                <text:p>139701.3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92277.002">
                <text:p>92277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5cm" chart:style-name="ch2">
          <text:p>Throughput</text:p>
        </chart:title>
        <chart:legend chart:legend-position="end" svg:x="13.042cm" svg:y="4.227cm" style:legend-expansion="high" chart:style-name="ch3"/>
        <chart:plot-area chart:style-name="ch4" table:cell-range-address="Sheet1.D1:Sheet1.E6" chart:data-source-has-labels="both" svg:x="1.279cm" svg:y="1.248cm" svg:width="11.443cm" svg:height="6.643cm">
          <chartooo:coordinate-region svg:x="2.641cm" svg:y="1.421cm" svg:width="9.801cm" svg:height="5.876cm"/>
          <chart:axis chart:dimension="x" chart:name="primary-x" chart:style-name="ch5" chartooo:axis-type="auto">
            <chartooo:date-scale/>
            <chart:title svg:x="6.03cm" svg:y="8.071cm" chart:style-name="ch6">
              <text:p>Window size</text:p>
            </chart:title>
            <chart:categories table:cell-range-address="Sheet1.D2:Sheet1.D6"/>
          </chart:axis>
          <chart:axis chart:dimension="y" chart:name="primary-y" chart:style-name="ch5">
            <chart:title svg:x="0.451cm" svg:y="5.394cm" chart:style-name="ch7">
              <text:p>Bytes / sec</text:p>
            </chart:title>
            <chart:grid chart:style-name="ch8" chart:class="major"/>
          </chart:axis>
          <chart:series chart:style-name="ch9" chart:values-cell-range-address="Sheet1.E2:Sheet1.E6" chart:label-cell-address="Sheet1.E1:Sheet1.E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D2:Sheet1.D6</svg:desc>
                </draw:g>
              </table:table-cell>
              <table:table-cell office:value-type="float" office:value="167486.778">
                <text:p>167486.778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1448.469">
                <text:p>311448.4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76130.512">
                <text:p>376130.5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51736.568">
                <text:p>551736.5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08911.341">
                <text:p>608911.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